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>
      <style:paragraph-properties fo:text-align="start"/>
      <style:text-properties style:text-line-through-style="none" fo:font-family="'Courier New'" style:font-style-name="Regular" style:font-family-generic="modern" style:font-pitch="variable" fo:font-size="10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fo:font-family="Courier" style:font-style-name="Regular" style:font-family-generic="modern" style:font-pitch="variable" fo:font-size="10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scale="100%" style:font-relief="none"/>
    </style:style>
    <style:style style:name="gr1" style:family="graphic">
      <style:graphic-properties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/>
    </style:style>
    <style:style style:name="gr3" style:family="graphic">
      <style:graphic-properties fo:border="none"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day" form:control-implementation="ooo:com.sun.star.form.component.TextField" xml:id="control1" form:id="control1" form:max-length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onth" form:control-implementation="ooo:com.sun.star.form.component.TextField" xml:id="control2" form:id="control2" form:tab-index="1" form:max-length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3" form:control-implementation="ooo:com.sun.star.form.component.TextField" xml:id="control3" form:id="control3" form:tab-index="2" form:max-length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5" form:control-implementation="ooo:com.sun.star.form.component.TextField" xml:id="control4" form:id="control4" form:tab-index="3" form:max-length="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6" form:control-implementation="ooo:com.sun.star.form.component.TextField" xml:id="control5" form:id="control5" form:tab-index="4" form:max-length="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7" form:control-implementation="ooo:com.sun.star.form.component.TextField" xml:id="control6" form:id="control6" form:tab-index="5" form:max-length="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7" form:id="control7" form:tab-index="6" form:max-length="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9" form:control-implementation="ooo:com.sun.star.form.component.TextField" xml:id="control8" form:id="control8" form:tab-index="7" form:max-length="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0" form:control-implementation="ooo:com.sun.star.form.component.TextField" xml:id="control9" form:id="control9" form:tab-index="8" form:max-length="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Exhibit A 1" form:control-implementation="ooo:com.sun.star.form.component.TextField" xml:id="control10" form:id="control10" form:tab-index="9" form:max-length="-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License Agreement</text:p>
      <text:p text:style-name="Preformatted_20_Text"/>
      <text:p text:style-name="Preformatted_20_Text"/>
      <text:p text:style-name="Preformatted_20_Text"><text:s text:c="4"/>This License Agreement is entered into as of the <draw:control text:anchor-type="as-char" svg:y="-0.1138in" draw:z-index="0" draw:style-name="gr1" draw:text-style-name="P2" svg:width="0.4004in" svg:height="0.2504in" draw:control="control1"/> day of</text:p>
      <text:p text:style-name="Preformatted_20_Text"><draw:control text:anchor-type="as-char" svg:y="-0.0992in" draw:z-index="1" draw:style-name="gr1" draw:text-style-name="P2" svg:width="1.0004in" svg:height="0.2504in" draw:control="control2"/>,<draw:control text:anchor-type="as-char" svg:y="-0.0992in" draw:z-index="2" draw:style-name="gr1" draw:text-style-name="P2" svg:width="0.6004in" svg:height="0.2504in" draw:control="control3"/> by <draw:control text:anchor-type="as-char" svg:y="-0.0992in" draw:z-index="3" draw:style-name="gr1" draw:text-style-name="P2" svg:width="3.5004in" svg:height="0.2504in" draw:control="control4"/>("Licensor"),</text:p>
      <text:p text:style-name="Preformatted_20_Text">in favor of The Apache Software Foundation, a Delaware nonstock</text:p>
      <text:p text:style-name="Preformatted_20_Text">membership corporation (the "Foundation").</text:p>
      <text:p text:style-name="Preformatted_20_Text"/>
      <text:p text:style-name="Preformatted_20_Text"><text:s text:c="4"/>WHEREAS, Licensor owns or has sufficient rights to contribute the</text:p>
      <text:p text:style-name="Preformatted_20_Text">software source code and other related intellectual property as</text:p>
      <text:p text:style-name="Preformatted_20_Text">itemized on Exhibit A ("Software") under the terms of this agreement</text:p>
      <text:p text:style-name="Preformatted_20_Text">to the Foundation for use within Foundation software development</text:p>
      <text:p text:style-name="Preformatted_20_Text">projects ("Projects").</text:p>
      <text:p text:style-name="Preformatted_20_Text"/>
      <text:p text:style-name="Preformatted_20_Text"><text:s text:c="4"/>NOW, THEREFORE, FOR GOOD AND VALUABLE CONSIDERATION, the receipt</text:p>
      <text:p text:style-name="Preformatted_20_Text">and legal sufficiency of which are hereby acknowledged, the parties</text:p>
      <text:p text:style-name="Preformatted_20_Text">hereto, intending to be legally bound, agree as follows:</text:p>
      <text:p text:style-name="Preformatted_20_Text"/>
      <text:p text:style-name="Preformatted_20_Text">1. Subject to the terms and conditions of this License, Licensor</text:p>
      <text:p text:style-name="Preformatted_20_Text">hereby grants to the Foundation:</text:p>
      <text:p text:style-name="Preformatted_20_Text"/>
      <text:p text:style-name="Preformatted_20_Text"><text:s text:c="2"/>a) a non-exclusive, worldwide, royalty-free, irrevocable</text:p>
      <text:p text:style-name="Preformatted_20_Text"><text:s text:c="5"/>copyright license to reproduce, prepare derivative works of,</text:p>
      <text:p text:style-name="Preformatted_20_Text"><text:s text:c="5"/>publicly display, publicly perform, distribute and sublicense,</text:p>
      <text:p text:style-name="Preformatted_20_Text"><text:s text:c="5"/>internally and externally, the Software and such derivative</text:p>
      <text:p text:style-name="Preformatted_20_Text"><text:s text:c="5"/>works, in source code and object code form; and,</text:p>
      <text:p text:style-name="Preformatted_20_Text"/>
      <text:p text:style-name="Preformatted_20_Text"><text:s text:c="2"/>b) a non-exclusive, worldwide, royalty-free, irrevocable</text:p>
      <text:p text:style-name="Preformatted_20_Text"><text:s text:c="5"/>patent license under Licensed Patents to make, use, sell,</text:p>
      <text:p text:style-name="Preformatted_20_Text"><text:s text:c="5"/>offer to sell, import and otherwise transfer the Software</text:p>
      <text:p text:style-name="Preformatted_20_Text"><text:s text:c="5"/>in source code and object code form. "Licensed Patents" mean</text:p>
      <text:p text:style-name="Preformatted_20_Text"><text:s text:c="5"/>patent claims owned by Licensor which are necessarily</text:p>
      <text:p text:style-name="Preformatted_20_Text"><text:s text:c="5"/>infringed by the use or sale of the Software alone.</text:p>
      <text:p text:style-name="Preformatted_20_Text"/>
      <text:p text:style-name="Preformatted_20_Text">2. Licensor represents that, to Licensor's knowledge, Licensor is</text:p>
      <text:p text:style-name="Preformatted_20_Text">legally entitled to grant the above license. Licensor agrees to notify</text:p>
      <text:p text:style-name="Preformatted_20_Text">the Foundation of any facts or circumstances of which Licensor becomes</text:p>
      <text:p text:style-name="Preformatted_20_Text">aware and which makes or would make Licensor's representations in this</text:p>
      <text:p text:style-name="Preformatted_20_Text">License Agreement inaccurate in any respect.</text:p>
      <text:p text:style-name="Preformatted_20_Text"/>
      <text:p text:style-name="Preformatted_20_Text">3. This Software is provided AS-IS, WITHOUT WARRANTIES OR CONDITIONS</text:p>
      <text:p text:style-name="Preformatted_20_Text">OF ANY KIND, EITHER EXPRESS OR IMPLIED, INCLUDING, WITHOUT LIMITATION,</text:p>
      <text:p text:style-name="Preformatted_20_Text">ANY WARRANTIES OR CONDITIONS OF TITLE, NON-INFRINGEMENT, MERCHANTABILITY</text:p>
      <text:p text:style-name="Preformatted_20_Text">OR FITNESS FOR A PARTICULAR PURPOSE. <text:s/>NEITHER THE LICENSOR NOR ITS</text:p>
      <text:p text:style-name="Preformatted_20_Text">SUPPLIERS WILL BE LIABLE TO THE FOUNDATION OR ITS LICENSEES FOR ANY</text:p>
      <text:p text:style-name="Preformatted_20_Text">DIRECT, INDIRECT, INCIDENTAL, SPECIAL, EXEMPLARY, OR CONSEQUENTIAL</text:p>
      <text:p text:style-name="Preformatted_20_Text">DAMAGES (INCLUDING WITHOUT LIMITATION LOST PROFITS), HOWEVER CAUSED</text:p>
      <text:p text:style-name="Preformatted_20_Text">AND ON ANY THEORY OF LIABILITY, WHETHER IN CONTRACT, STRICT LIABILITY,</text:p>
      <text:p text:style-name="Preformatted_20_Text">OR TORT (INCLUDING NEGLIGENCE OR OTHERWISE) ARISING IN ANY WAY OUT OF</text:p>
      <text:p text:style-name="Preformatted_20_Text">THE USE OR DISTRIBUTION OF THE WORK OR THE EXERCISE OF ANY RIGHTS</text:p>
      <text:p text:style-name="Preformatted_20_Text">GRANTED HEREUNDER, EVEN IF ADVISED OF THE POSSIBILITY OF SUCH DAMAGES.</text:p>
      <text:p text:style-name="Preformatted_20_Text"/>
      <text:p text:style-name="Preformatted_20_Text">This License Agreement is the entire agreement of the parties</text:p>
      <text:p text:style-name="Preformatted_20_Text">with respect to its subject matter, and may only be amended by a</text:p>
      <text:p text:style-name="Preformatted_20_Text">writing signed by each party. This License Agreement may be</text:p>
      <text:p text:style-name="Preformatted_20_Text">executed in one or more counterparts, each of which shall be</text:p>
      <text:p text:style-name="Preformatted_20_Text">considered an original.</text:p>
      <text:p text:style-name="Preformatted_20_Text"/>
      <text:p text:style-name="Preformatted_20_Text"><text:soft-page-break/></text:p>
      <text:p text:style-name="Preformatted_20_Text"><text:s text:c="4"/>IN WITNESS WHEREOF, Licensor has executed this License Agreement</text:p>
      <text:p text:style-name="Preformatted_20_Text">as of the date first written above.</text:p>
      <text:p text:style-name="Preformatted_20_Text"/>
      <text:p text:style-name="Preformatted_20_Text"/>
      <text:p text:style-name="Preformatted_20_Text"><text:s text:c="4"/>LICENSOR:</text:p>
      <text:p text:style-name="Preformatted_20_Text"/>
      <text:p text:style-name="Preformatted_20_Text"/>
      <text:p text:style-name="Preformatted_20_Text"><text:s text:c="7"/>Signed By: _____________________________________</text:p>
      <text:p text:style-name="Preformatted_20_Text"/>
      <text:p text:style-name="Preformatted_20_Text"><text:s text:c="6"/>Print Name: <draw:control text:anchor-type="as-char" draw:z-index="4" draw:style-name="gr2" draw:text-style-name="P2" svg:width="3.5004in" svg:height="0.2205in" draw:control="control5"/></text:p>
      <text:p text:style-name="Preformatted_20_Text"/>
      <text:p text:style-name="Preformatted_20_Text"><text:s text:c="11"/>Title: <draw:control text:anchor-type="as-char" draw:z-index="5" draw:style-name="gr2" draw:text-style-name="P2" svg:width="3.5004in" svg:height="0.2205in" draw:control="control6"/></text:p>
      <text:p text:style-name="Preformatted_20_Text"/>
      <text:p text:style-name="Preformatted_20_Text"><text:s text:c="4"/>Representing: <draw:control text:anchor-type="as-char" draw:z-index="6" draw:style-name="gr2" draw:text-style-name="P2" svg:width="3.5004in" svg:height="0.2205in" draw:control="control7"/></text:p>
      <text:p text:style-name="Preformatted_20_Text"/>
      <text:p text:style-name="Preformatted_20_Text"><text:s text:c="4"/>Contact Name: <draw:control text:anchor-type="as-char" draw:z-index="7" draw:style-name="gr2" draw:text-style-name="P3" svg:width="3.5004in" svg:height="0.2205in" draw:control="control8"/></text:p>
      <text:p text:style-name="Preformatted_20_Text"/>
      <text:p text:style-name="Preformatted_20_Text"><text:s text:c="3"/>Contact Email: <draw:control text:anchor-type="as-char" draw:z-index="8" draw:style-name="gr2" draw:text-style-name="P2" svg:width="3.5004in" svg:height="0.2205in" draw:control="control9"/></text:p>
      <text:p text:style-name="Preformatted_20_Text"/>
      <text:p text:style-name="Preformatted_20_Text">Exhibit A</text:p>
      <text:p text:style-name="Preformatted_20_Text"/>
      <text:p text:style-name="Preformatted_20_Text">List of software and other intellectual property covered by this agreement:</text:p>
      <text:p text:style-name="Preformatted_20_Text"/>
      <text:p text:style-name="Preformatted_20_Text"><draw:control text:anchor-type="as-char" draw:z-index="9" draw:style-name="gr3" draw:text-style-name="P2" svg:width="6.8803in" svg:height="5.185in" draw:control="control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2-29T19:11:03</dc:date>
    <dc:creator>Craig Russell</dc:creator>
    <meta:generator>OpenOffice/4.1.2$Unix OpenOffice.org_project/412m3$Build-9782</meta:generator>
    <meta:editing-duration>P7DT2H35M49S</meta:editing-duration>
    <meta:editing-cycles>28</meta:editing-cycles>
    <meta:document-statistic meta:table-count="0" meta:image-count="0" meta:object-count="0" meta:page-count="2" meta:paragraph-count="59" meta:word-count="454" meta:character-count="3132"/>
  </office:meta>
</office:document-meta>
</file>